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1ce4" officeooo:paragraph-rsid="001c1ce4"/>
    </style:style>
    <style:style style:name="P2" style:family="paragraph" style:parent-style-name="Standard">
      <style:text-properties officeooo:rsid="001c1ce4" officeooo:paragraph-rsid="001c903d"/>
    </style:style>
    <style:style style:name="P3" style:family="paragraph" style:parent-style-name="Standard">
      <style:text-properties fo:font-weight="bold" officeooo:rsid="001c1ce4" officeooo:paragraph-rsid="001c1ce4" style:font-weight-asian="bold" style:font-weight-complex="bold"/>
    </style:style>
    <style:style style:name="P4" style:family="paragraph" style:parent-style-name="Standard">
      <style:text-properties fo:font-weight="bold" officeooo:rsid="001c1ce4" officeooo:paragraph-rsid="001c903d" style:font-weight-asian="bold" style:font-weight-complex="bold"/>
    </style:style>
    <style:style style:name="P5" style:family="paragraph" style:parent-style-name="Standard">
      <style:text-properties fo:font-weight="bold" officeooo:rsid="001c1ce4" officeooo:paragraph-rsid="001dce86" style:font-weight-asian="bold" style:font-weight-complex="bold"/>
    </style:style>
    <style:style style:name="P6" style:family="paragraph" style:parent-style-name="Standard">
      <style:text-properties fo:font-weight="bold" officeooo:rsid="001c1ce4" officeooo:paragraph-rsid="001ef8f7" style:font-weight-asian="bold" style:font-weight-complex="bold"/>
    </style:style>
    <style:style style:name="P7" style:family="paragraph" style:parent-style-name="Standard">
      <style:text-properties fo:font-weight="bold" officeooo:rsid="001c903d" officeooo:paragraph-rsid="001c903d" style:font-weight-asian="bold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normal" officeooo:rsid="001c903d" officeooo:paragraph-rsid="001c903d" style:font-weight-asian="normal" style:font-weight-complex="normal"/>
    </style:style>
    <style:style style:name="P10" style:family="paragraph" style:parent-style-name="Standard">
      <style:text-properties fo:font-weight="normal" officeooo:rsid="001c903d" officeooo:paragraph-rsid="001dce86" style:font-weight-asian="normal" style:font-weight-complex="normal"/>
    </style:style>
    <style:style style:name="P11" style:family="paragraph" style:parent-style-name="Standard">
      <style:text-properties fo:font-weight="normal" officeooo:rsid="001c1ce4" officeooo:paragraph-rsid="001ef8f7" style:font-weight-asian="normal" style:font-weight-complex="normal"/>
    </style:style>
    <style:style style:name="P12" style:family="paragraph" style:parent-style-name="Standard">
      <style:text-properties fo:font-weight="normal" officeooo:rsid="001c1ce4" officeooo:paragraph-rsid="001c1ce4" style:font-weight-asian="normal" style:font-weight-complex="normal"/>
    </style:style>
    <style:style style:name="P13" style:family="paragraph" style:parent-style-name="Standard">
      <style:text-properties fo:font-weight="normal" officeooo:rsid="001c1ce4" officeooo:paragraph-rsid="001c903d" style:font-weight-asian="normal" style:font-weight-complex="normal"/>
    </style:style>
    <style:style style:name="P14" style:family="paragraph" style:parent-style-name="Standard">
      <style:text-properties style:font-name="Georgia" fo:font-weight="bold" officeooo:rsid="001c1ce4" officeooo:paragraph-rsid="001c1ce4" style:font-weight-asian="bold" style:font-weight-complex="bold"/>
    </style:style>
    <style:style style:name="P15" style:family="paragraph" style:parent-style-name="Standard">
      <style:text-properties style:font-name="Georgia" fo:font-weight="bold" officeooo:rsid="001c903d" officeooo:paragraph-rsid="001c903d" style:font-weight-asian="bold" style:font-weight-complex="bold"/>
    </style:style>
    <style:style style:name="P16" style:family="paragraph" style:parent-style-name="Standard">
      <style:text-properties style:font-name="Georgia" officeooo:rsid="001c1ce4" officeooo:paragraph-rsid="001c1ce4"/>
    </style:style>
    <style:style style:name="P17" style:family="paragraph" style:parent-style-name="Standard">
      <style:text-properties style:font-name="Georgia" fo:font-weight="normal" officeooo:rsid="001c1ce4" officeooo:paragraph-rsid="001c1ce4" style:font-weight-asian="normal" style:font-weight-complex="normal"/>
    </style:style>
    <style:style style:name="P18" style:family="paragraph" style:parent-style-name="Standard" style:list-style-name="L1">
      <style:text-properties officeooo:rsid="001c1ce4" officeooo:paragraph-rsid="001c1ce4"/>
    </style:style>
    <style:style style:name="T1" style:family="text">
      <style:text-properties officeooo:rsid="001c1ce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903d" style:font-weight-asian="normal" style:font-weight-complex="normal"/>
    </style:style>
    <style:style style:name="T4" style:family="text">
      <style:text-properties fo:font-weight="normal" officeooo:rsid="001c1ce4" style:font-weight-asian="normal" style:font-weight-complex="normal"/>
    </style:style>
    <style:style style:name="T5" style:family="text">
      <style:text-properties fo:font-weight="normal" officeooo:rsid="001dce86" style:font-weight-asian="normal" style:font-weight-complex="normal"/>
    </style:style>
    <style:style style:name="T6" style:family="text">
      <style:text-properties fo:font-weight="normal" officeooo:rsid="00207d9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ce86" style:font-weight-asian="bold" style:font-weight-complex="bold"/>
    </style:style>
    <style:style style:name="T9" style:family="text">
      <style:text-properties fo:font-weight="bold" officeooo:rsid="001ef8f7" style:font-weight-asian="bold" style:font-weight-complex="bold"/>
    </style:style>
    <style:style style:name="T10" style:family="text">
      <style:text-properties officeooo:rsid="001c903d"/>
    </style:style>
    <style:style style:name="T11" style:family="text">
      <style:text-properties officeooo:rsid="001dce86"/>
    </style:style>
    <style:style style:name="T12" style:family="text">
      <style:text-properties officeooo:rsid="001ef8f7"/>
    </style:style>
    <style:style style:name="T13" style:family="text">
      <style:text-properties officeooo:rsid="00223b4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34c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/>
      <text:p text:style-name="P8"/>
      <text:p text:style-name="P8"><text:tab/><text:tab/><text:tab/><text:tab/><text:span text:style-name="T1">Jay Mar D. Calumba</text:span></text:p>
      <text:p text:style-name="P1"><text:tab/><text:tab/><text:tab/><text:tab/>35x Mc-Arthur Blvd., Cebu City</text:p>
      <text:p text:style-name="P1"><text:tab/><text:tab/><text:tab/><text:tab/>0915-417-7963/0923-2868-689</text:p>
      <text:p text:style-name="P1"><text:tab/><text:tab/><text:tab/><text:tab/><text:a xlink:type="simple" xlink:href="mailto:jaycalumba@yahoo.com"><text:span text:style-name="T14">jay</text:span></text:a><text:a xlink:type="simple" xlink:href="mailto:jaycalumba@yahoo.com"><text:span text:style-name="T15">mar_</text:span></text:a><text:a xlink:type="simple" xlink:href="mailto:jaycalumba@yahoo.com"><text:span text:style-name="T14">calumba@yahoo.com</text:span></text:a></text:p>
      <text:p text:style-name="P1"/>
      <text:p text:style-name="P3"/>
      <text:p text:style-name="P14">OBJECTIVE</text:p>
      <text:p text:style-name="P1"/>
      <text:p text:style-name="P1"><text:tab/>To use my skills in the best possible way for achieving the company's goals</text:p>
      <text:p text:style-name="P1"/>
      <text:p text:style-name="P14">SKILLS &amp; ABBILITIES/ACHIEVEMENTS</text:p>
      <text:p text:style-name="P1"/>
      <text:list xml:id="list7182277209026777701" text:style-name="L1">
        <text:list-item>
          <text:p text:style-name="P18">Computer Literate</text:p>
        </text:list-item>
        <text:list-item>
          <text:p text:style-name="P18">Leadership Skills</text:p>
        </text:list-item>
        <text:list-item>
          <text:p text:style-name="P18">Flexible</text:p>
        </text:list-item>
        <text:list-item>
          <text:p text:style-name="P18">Initiative</text:p>
        </text:list-item>
        <text:list-item>
          <text:p text:style-name="P18">Honest and Approachable</text:p>
        </text:list-item>
        <text:list-item>
          <text:p text:style-name="P18">Top Student of College of Hotel and Restaurant Management</text:p>
        </text:list-item>
        <text:list-item>
          <text:p text:style-name="P18">Best HRM Professional Trainee</text:p>
        </text:list-item>
      </text:list>
      <text:p text:style-name="P1"/>
      <text:p text:style-name="P16"/>
      <text:p text:style-name="P14">EDUCATION AND TRAINING</text:p>
      <text:p text:style-name="P3"/>
      <text:p text:style-name="P3"><text:tab/><text:span text:style-name="T2">Tertiary<text:tab/>:<text:tab/>Bachelor of Science in Hotel and Restaurant Management</text:span></text:p>
      <text:p text:style-name="P12"><text:tab/><text:tab/><text:tab/><text:tab/>University of Cebu- Main Campus</text:p>
      <text:p text:style-name="P12"><text:tab/><text:tab/><text:tab/><text:tab/>Sanciangko Street, Cebu City</text:p>
      <text:p text:style-name="P12"/>
      <text:p text:style-name="P12"><text:tab/>Secondary <text:tab/>:<text:tab/>Abellana National School</text:p>
      <text:p text:style-name="P12"><text:tab/><text:tab/><text:tab/><text:tab/>Osmena Blvd., Cebu City</text:p>
      <text:p text:style-name="P12"><text:tab/><text:tab/><text:tab/><text:tab/>2004-2007</text:p>
      <text:p text:style-name="P12"/>
      <text:p text:style-name="P12"/>
      <text:p text:style-name="P12"><text:tab/>Primary<text:tab/>;<text:tab/>Tejero Elementary School</text:p>
      <text:p text:style-name="P12"><text:tab/><text:tab/><text:tab/><text:tab/>MJ Cuenco Street., Cebu City</text:p>
      <text:p text:style-name="P12"><text:tab/><text:tab/><text:tab/><text:tab/>1997-2004</text:p>
      <text:p text:style-name="P14"/>
      <text:p text:style-name="P14">On the Job Training</text:p>
      <text:p text:style-name="P3"/>
      <text:p text:style-name="P3"><text:tab/><text:span text:style-name="T2">Company<text:tab/>:</text:span><text:tab/>Shangri-La's Mactan Resort &amp; Spa</text:p>
      <text:p text:style-name="P3"><text:tab/><text:span text:style-name="T2">Address<text:tab/>:</text:span><text:tab/><text:span text:style-name="T2">Punta Engano Road, Lapu-Lapu City, Cebu</text:span></text:p>
      <text:p text:style-name="P3"><text:span text:style-name="T2"><text:tab/>Month/ Year<text:tab/>:</text:span><text:tab/><text:span text:style-name="T2">June 15,2012- November 14,2012</text:span></text:p>
      <text:p text:style-name="P12"/>
      <text:p text:style-name="P3"><text:span text:style-name="T2"><text:tab/>Company<text:tab/>:</text:span><text:tab/>Metro Park Hotel</text:p>
      <text:p text:style-name="P3"><text:tab/><text:span text:style-name="T2">Address<text:tab/>:</text:span><text:tab/><text:span text:style-name="T2">Saint Lawrence Street La Guardia, Lahug,Cebu City</text:span></text:p>
      <text:p text:style-name="P12"><text:tab/>Month/ Year<text:tab/>:<text:tab/>June 15,2012- November 14,2012</text:p>
      <text:p text:style-name="P17"><text:soft-page-break/></text:p>
      <text:p text:style-name="P15">WORK EXPERIENCE</text:p>
      <text:p text:style-name="P13"><text:tab/><text:tab/></text:p>
      <text:p text:style-name="P4"><text:span text:style-name="T2"><text:tab/>Company<text:tab/>:</text:span><text:tab/><text:span text:style-name="T10">Visaya Amusement Corporation</text:span></text:p>
      <text:p text:style-name="P11"><text:tab/><text:span text:style-name="T12">Position<text:tab/>:<text:tab/></text:span><text:span text:style-name="T9">Branch Officer</text:span></text:p>
      <text:p text:style-name="P6"><text:span text:style-name="T2"><text:tab/>Address<text:tab/>:</text:span><text:tab/><text:span text:style-name="T2">S</text:span><text:span text:style-name="T3">M City Cebu World of Fun-LGF Mabolo Street, </text:span></text:p>
      <text:p text:style-name="P9"><text:tab/><text:tab/><text:tab/><text:tab/>North Reclamation Area, Cebu City</text:p>
      <text:p text:style-name="P4"><text:span text:style-name="T2"><text:tab/>Month/ Year<text:tab/>:<text:tab/>June 1</text:span><text:span text:style-name="T3">2</text:span><text:span text:style-name="T2">,201</text:span><text:span text:style-name="T3">3</text:span><text:span text:style-name="T2">- </text:span><text:span text:style-name="T3">Present</text:span></text:p>
      <text:p text:style-name="P12"/>
      <text:p text:style-name="P17"/>
      <text:p text:style-name="P14">EXTRA CURRICULAR ACTIVITY</text:p>
      <text:p text:style-name="P12"/>
      <text:p text:style-name="P3"><text:span text:style-name="T2"><text:tab/></text:span><text:span text:style-name="T6">Organization</text:span><text:span text:style-name="T2"><text:tab/><text:tab/>:</text:span><text:tab/>College of Hotel &amp; Restaurant Management</text:p>
      <text:p text:style-name="P3"><text:tab/><text:tab/><text:tab/><text:tab/><text:tab/><text:span text:style-name="T2">Officers of the Graduating Class S.Y 2012-2013</text:span></text:p>
      <text:p text:style-name="P3"><text:span text:style-name="T2"><text:tab/>Position<text:tab/><text:tab/>:</text:span><text:tab/><text:span text:style-name="T2">President</text:span></text:p>
      <text:p text:style-name="P3"><text:span text:style-name="T2"><text:tab/>Month/ Year<text:tab/><text:tab/>:</text:span><text:tab/><text:span text:style-name="T2">June 2012- October 2012</text:span></text:p>
      <text:p text:style-name="P3"/>
      <text:p text:style-name="P15">SEMINARS ATTENDED</text:p>
      <text:p text:style-name="P7"/>
      <text:p text:style-name="P7"><text:tab/><text:span text:style-name="T2">Hygienic Food Preparation for Food Poisoning Prevention</text:span></text:p>
      <text:p text:style-name="P9"><text:tab/>University of Cebu-Main Campus, AVR-1, Gotianuy Bldg.</text:p>
      <text:p text:style-name="P9"><text:tab/>January 26,2010</text:p>
      <text:p text:style-name="P9"/>
      <text:p text:style-name="P9"><text:tab/>Front Office Management Seminar</text:p>
      <text:p text:style-name="P9"><text:tab/>University of Cebu-Main Campus, AVR-1, Gotianuy Bldg.</text:p>
      <text:p text:style-name="P9"><text:tab/>January 12,2010</text:p>
      <text:p text:style-name="P9"><text:tab/></text:p>
      <text:p text:style-name="P9"><text:tab/>Food &amp; Beverage Service: Significance of Quality Standards and Efficiency of </text:p>
      <text:p text:style-name="P9"><text:tab/>Food &amp; Beverage Operations</text:p>
      <text:p text:style-name="P9"><text:tab/>University of Cebu-Main Campus, AVR-1, Gotianuy Bldg.</text:p>
      <text:p text:style-name="P9"><text:tab/>February 12-14,2009</text:p>
      <text:p text:style-name="P9"/>
      <text:p text:style-name="P9"><text:tab/>Innovation Techniques in Housekeeping Operation</text:p>
      <text:p text:style-name="P9"><text:tab/>University of Cebu-Main Campus, AVR-1, Gotianuy Bldg.</text:p>
      <text:p text:style-name="P9"><text:tab/>December 08,2009</text:p>
      <text:p text:style-name="P9"/>
      <text:p text:style-name="P9"><text:tab/>Changing Trends in Housekeeping in Hospitality Industry</text:p>
      <text:p text:style-name="P9"><text:tab/>University of Cebu-Main Campus, AVR-1, Gotianuy Bldg.</text:p>
      <text:p text:style-name="P9"><text:tab/>May 04,2009</text:p>
      <text:p text:style-name="P9"/>
      <text:p text:style-name="P15">PERSONAL BACKGROUND</text:p>
      <text:p text:style-name="P7"/>
      <text:p text:style-name="P7"><text:tab/><text:span text:style-name="T2">Gender<text:tab/><text:tab/><text:tab/>:<text:tab/>Male</text:span></text:p>
      <text:p text:style-name="P9"><text:tab/>Age<text:tab/><text:tab/><text:tab/>:<text:tab/>2<text:span text:style-name="T13">3</text:span> yrs old</text:p>
      <text:p text:style-name="P9"><text:tab/>Birth Date<text:tab/><text:tab/>:<text:tab/>June 16,1991</text:p>
      <text:p text:style-name="P9"><text:tab/>Place of Birth<text:tab/><text:tab/>:<text:tab/>Cebu City</text:p>
      <text:p text:style-name="P9"><text:tab/>Status<text:tab/><text:tab/><text:tab/>:<text:tab/>Single</text:p>
      <text:p text:style-name="P9"><text:tab/>Languages Spoken<text:tab/>:<text:tab/>English, Tagalog, Cebuano</text:p>
      <text:p text:style-name="P9"/>
      <text:p text:style-name="P15"><text:soft-page-break/>REFERENCES</text:p>
      <text:p text:style-name="P7"/>
      <text:p text:style-name="P7"><text:span text:style-name="T4"><text:tab/></text:span><text:span text:style-name="T2">Name<text:tab/></text:span><text:span text:style-name="T4"><text:tab/>:</text:span><text:span text:style-name="T1"><text:tab/></text:span>Dionysius V. Oribe</text:p>
      <text:p text:style-name="P4"><text:tab/><text:span text:style-name="T3">Position</text:span><text:span text:style-name="T2"><text:tab/>:</text:span><text:tab/><text:span text:style-name="T3">Resident Manager- Cebu Business Hotel</text:span></text:p>
      <text:p text:style-name="P4"><text:span text:style-name="T2"><text:tab/></text:span><text:span text:style-name="T3">Contact Nos.,</text:span><text:span text:style-name="T2"><text:tab/>:<text:tab/></text:span><text:span text:style-name="T3">255-6010/0922-868-6125</text:span></text:p>
      <text:p text:style-name="P13"/>
      <text:p text:style-name="P12"><text:tab/></text:p>
      <text:p text:style-name="P2"><text:tab/><text:span text:style-name="T3">Name<text:tab/></text:span><text:span text:style-name="T2"><text:tab/>:</text:span><text:span text:style-name="T7"><text:tab/></text:span><text:span text:style-name="T8">Nena Duran</text:span></text:p>
      <text:p text:style-name="P4"><text:tab/><text:span text:style-name="T3">Position</text:span><text:span text:style-name="T2"><text:tab/>:</text:span><text:tab/><text:span text:style-name="T5">Accounting Clerk-University of Cebu-METC</text:span></text:p>
      <text:p text:style-name="P4"><text:span text:style-name="T2"><text:tab/></text:span><text:span text:style-name="T3">Contact Nos.,</text:span><text:span text:style-name="T2"><text:tab/>:<text:tab/></text:span></text:p>
      <text:p text:style-name="P9"/>
      <text:p text:style-name="P9"/>
      <text:p text:style-name="P5"><text:span text:style-name="T3"><text:tab/>Name<text:tab/></text:span><text:span text:style-name="T2"><text:tab/>:</text:span><text:tab/><text:span text:style-name="T11">Earl Dave V. Rocha</text:span></text:p>
      <text:p text:style-name="P5"><text:tab/><text:span text:style-name="T3">Position</text:span><text:span text:style-name="T2"><text:tab/>:</text:span><text:tab/><text:span text:style-name="T5">Secretary College of HRM- University of Cebu- Main Campus</text:span></text:p>
      <text:p text:style-name="P5"><text:span text:style-name="T2"><text:tab/></text:span><text:span text:style-name="T3">Contact Nos.,</text:span><text:span text:style-name="T2"><text:tab/>:<text:tab/></text:span><text:span text:style-name="T5">255-7777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1:32:42.167000000</meta:creation-date>
    <dc:date>2015-03-25T13:03:16.581000000</dc:date>
    <meta:editing-duration>PT35M3S</meta:editing-duration>
    <meta:editing-cycles>7</meta:editing-cycles>
    <meta:generator>LibreOffice/4.1.4.2$Windows_x86 LibreOffice_project/0a0440ccc0227ad9829de5f46be37cfb6edcf72</meta:generator>
    <meta:print-date>2015-01-13T12:16:54.284000000</meta:print-date>
    <meta:document-statistic meta:table-count="0" meta:image-count="0" meta:object-count="0" meta:page-count="3" meta:paragraph-count="79" meta:word-count="374" meta:character-count="2580" meta:non-whitespace-character-count="2170"/>
  </office:meta>
</office:document-meta>
</file>